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date-style style:name="N10112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0" number:language="it" number:country="IT">
      <number:hours/>
      <number:text>:</number:text>
      <number:minute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</number:time-style>
    <number:time-style style:name="N10107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17:44:20.369241120</dc:date>
    <meta:editing-cycles>214</meta:editing-cycles>
    <meta:editing-duration>P5DT12H23M11S</meta:editing-duration>
    <meta:generator>LibreOffice/7.3.7.2$Linux_X86_64 LibreOffice_project/30$Build-2</meta:generator>
    <meta:document-statistic meta:table-count="1" meta:cell-count="4003" meta:object-count="0"/>
  </office:meta>
</office:document-meta>
</file>